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color="#000000" style:font-name="Calibri" fo:font-size="11pt" style:font-size-asian="11pt" style:font-name-complex="Calibri" style:font-size-complex="11pt"/>
    </style:style>
    <style:style style:name="ce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gnificació &lt; 0.0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enotips I SNPs amb significació &lt; 0.01</text:p>
          </table:table-cell>
          <table:covered-table-cell table:style-name="ce1"/>
          <table:covered-table-cell table:number-columns-repeated="2" table:style-name="ce6"/>
          <table:covered-table-cell table:number-columns-repeated="3" table:style-name="ce17"/>
          <table:table-cell table:style-name="ce41" table:number-columns-repeated="14"/>
        </table:table-row>
        <table:table-row table:style-name="ro1">
          <table:table-cell table:style-name="ce1" office:value-type="string" calcext:value-type="string" table:number-columns-spanned="7" table:number-rows-spanned="1">
            <text:p>Tots els individus</text:p>
          </table:table-cell>
          <table:covered-table-cell table:style-name="ce1"/>
          <table:covered-table-cell table:style-name="ce7"/>
          <table:covered-table-cell table:style-name="ce6"/>
          <table:covered-table-cell table:number-columns-repeated="3" table:style-name="ce17"/>
          <table:table-cell table:style-name="ce41" table:number-columns-repeated="14"/>
        </table:table-row>
        <table:table-row table:style-name="ro1">
          <table:table-cell table:style-name="ce1" table:number-columns-repeated="2"/>
          <table:table-cell table:style-name="ce7"/>
          <table:table-cell table:style-name="ce6"/>
          <table:table-cell table:style-name="ce17" table:number-columns-repeated="3"/>
          <table:table-cell table:style-name="ce41" table:number-columns-repeated="14"/>
        </table:table-row>
        <table:table-row table:style-name="ro1">
          <table:table-cell table:style-name="ce2" office:value-type="string" calcext:value-type="string">
            <text:p>Fenotip ID</text:p>
          </table:table-cell>
          <table:table-cell table:style-name="ce2" office:value-type="string" calcext:value-type="string">
            <text:p>Hemisferi</text:p>
          </table:table-cell>
          <table:table-cell table:style-name="ce2" office:value-type="string" calcext:value-type="string">
            <text:p>Regio</text:p>
          </table:table-cell>
          <table:table-cell table:style-name="ce2" office:value-type="string" calcext:value-type="string">
            <text:p>SNP</text:p>
          </table:table-cell>
          <table:table-cell table:style-name="ce18" office:value-type="string" calcext:value-type="string">
            <text:p>SPSS 23</text:p>
          </table:table-cell>
          <table:table-cell table:style-name="ce19" office:value-type="string" calcext:value-type="string">
            <text:p>SPSS 26</text:p>
          </table:table-cell>
          <table:table-cell table:style-name="ce13" office:value-type="string" calcext:value-type="string">
            <text:p>R</text:p>
          </table:table-cell>
          <table:table-cell table:style-name="ce13"/>
          <table:table-cell table:style-name="ce12" table:number-columns-repeated="2"/>
          <table:table-cell table:style-name="ce41" table:number-columns-repeated="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ight</text:p>
          </table:table-cell>
          <table:table-cell table:style-name="ce8" office:value-type="string" calcext:value-type="string">
            <text:p>middletemporal</text:p>
          </table:table-cell>
          <table:table-cell table:style-name="ce8" office:value-type="string" calcext:value-type="string">
            <text:p>rs9405890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14" office:value-type="string" calcext:value-type="string">
            <text:p>Yes</text:p>
          </table:table-cell>
          <table:table-cell table:style-name="ce20" office:value-type="float" office:value="7" calcext:value-type="float">
            <text:p>7</text:p>
          </table:table-cell>
          <table:table-cell table:style-name="ce16"/>
          <table:table-cell table:style-name="ce40"/>
          <table:table-cell table:number-columns-repeated="1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otal</text:p>
          </table:table-cell>
          <table:table-cell table:style-name="ce9" office:value-type="string" calcext:value-type="string">
            <text:p>supramarginal</text:p>
          </table:table-cell>
          <table:table-cell table:style-name="ce8" office:value-type="string" calcext:value-type="string">
            <text:p>rs9405890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14" office:value-type="string" calcext:value-type="string">
            <text:p>Yes</text:p>
          </table:table-cell>
          <table:table-cell table:style-name="ce20" office:value-type="float" office:value="8" calcext:value-type="float">
            <text:p>8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Left</text:p>
          </table:table-cell>
          <table:table-cell table:style-name="ce10" office:value-type="string" calcext:value-type="string">
            <text:p>cuneus</text:p>
          </table:table-cell>
          <table:table-cell table:style-name="ce8" office:value-type="string" calcext:value-type="string">
            <text:p>rs2208870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float" office:value="9" calcext:value-type="float">
            <text:p>9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eft</text:p>
          </table:table-cell>
          <table:table-cell table:style-name="ce10" office:value-type="string" calcext:value-type="string">
            <text:p>insula</text:p>
          </table:table-cell>
          <table:table-cell table:style-name="ce8" office:value-type="string" calcext:value-type="string">
            <text:p>rs1475157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20" office:value-type="float" office:value="1" calcext:value-type="float">
            <text:p>1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otal</text:p>
          </table:table-cell>
          <table:table-cell table:style-name="ce9" office:value-type="string" calcext:value-type="string">
            <text:p>temporalpole</text:p>
          </table:table-cell>
          <table:table-cell table:style-name="ce14" office:value-type="string" calcext:value-type="string">
            <text:p>rs1475157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20" office:value-type="float" office:value="2" calcext:value-type="float">
            <text:p>2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Total</text:p>
          </table:table-cell>
          <table:table-cell table:style-name="ce9" office:value-type="string" calcext:value-type="string">
            <text:p>insula</text:p>
          </table:table-cell>
          <table:table-cell table:style-name="ce14" office:value-type="string" calcext:value-type="string">
            <text:p>rs1475157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20" office:value-type="float" office:value="3" calcext:value-type="float">
            <text:p>3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Right</text:p>
          </table:table-cell>
          <table:table-cell table:style-name="ce9" office:value-type="string" calcext:value-type="string">
            <text:p>temporalpole</text:p>
          </table:table-cell>
          <table:table-cell table:style-name="ce14" office:value-type="string" calcext:value-type="string">
            <text:p>rs1475157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20" office:value-type="float" office:value="4" calcext:value-type="float">
            <text:p>4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ight</text:p>
          </table:table-cell>
          <table:table-cell table:style-name="ce9" office:value-type="string" calcext:value-type="string">
            <text:p>lateralorbitofrontal</text:p>
          </table:table-cell>
          <table:table-cell table:style-name="ce8" office:value-type="string" calcext:value-type="string">
            <text:p>rs1475157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14" office:value-type="string" calcext:value-type="string">
            <text:p>Yes</text:p>
          </table:table-cell>
          <table:table-cell table:style-name="ce20" office:value-type="float" office:value="5" calcext:value-type="float">
            <text:p>5</text:p>
          </table:table-cell>
          <table:table-cell table:style-name="ce40"/>
          <table:table-cell table:style-name="ce42"/>
          <table:table-cell table:style-name="ce49" table:number-columns-repeated="2"/>
          <table:table-cell table:style-name="ce48" table:number-columns-repeated="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Total</text:p>
          </table:table-cell>
          <table:table-cell table:style-name="ce9" office:value-type="string" calcext:value-type="string">
            <text:p>posteriorcingulate</text:p>
          </table:table-cell>
          <table:table-cell table:style-name="ce8" office:value-type="string" calcext:value-type="string">
            <text:p>rs10484320</text:p>
          </table:table-cell>
          <table:table-cell table:style-name="ce8" office:value-type="string" calcext:value-type="string">
            <text:p>Yes</text:p>
          </table:table-cell>
          <table:table-cell table:style-name="ce20"/>
          <table:table-cell table:style-name="ce14" office:value-type="string" calcext:value-type="string">
            <text:p>Yes</text:p>
          </table:table-cell>
          <table:table-cell table:style-name="ce20" office:value-type="float" office:value="6" calcext:value-type="float">
            <text:p>6</text:p>
          </table:table-cell>
          <table:table-cell table:style-name="ce40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40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39"/>
          <table:table-cell table:style-name="ce40" table:number-columns-repeated="7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40" table:number-columns-repeated="5"/>
          <table:table-cell table:number-columns-repeated="11"/>
        </table:table-row>
        <table:table-row table:style-name="ro1" table:number-rows-repeated="104855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odis fenotip (transposats)" table:style-name="ta1">
        <table:table-column table:style-name="co4" table:default-cell-style-name="Default"/>
        <table:table-column table:style-name="co1" table:default-cell-style-name="ce4"/>
        <table:table-row table:style-name="ro1">
          <table:table-cell table:style-name="ce28" office:value-type="string" calcext:value-type="string">
            <text:p>Regio</text:p>
          </table:table-cell>
          <table:table-cell table:style-name="ce28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rh_banks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_caudalanteriorcingulate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h_caudalmiddlefrontal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_cuneus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h_entorhinal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h_fusiform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h_inferiorparietal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_inferiortemporal</text:p>
          </table:table-cell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h_isthmuscingulate</text:p>
          </table:table-cell>
          <table:table-cell table:formula="of:=[.B9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h_lateraloccipital</text:p>
          </table:table-cell>
          <table:table-cell table:formula="of:=[.B10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_lateralorbitofrontal</text:p>
          </table:table-cell>
          <table:table-cell table:formula="of:=[.B11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h_lingual</text:p>
          </table:table-cell>
          <table:table-cell table:formula="of:=[.B12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h_medialorbitofrontal</text:p>
          </table:table-cell>
          <table:table-cell table:formula="of:=[.B13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h_middletemporal</text:p>
          </table:table-cell>
          <table:table-cell table:formula="of:=[.B14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_parahippocampal</text:p>
          </table:table-cell>
          <table:table-cell table:formula="of:=[.B15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h_paracentral</text:p>
          </table:table-cell>
          <table:table-cell table:formula="of:=[.B16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h_parsopercularis</text:p>
          </table:table-cell>
          <table:table-cell table:formula="of:=[.B17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h_parsorbitalis</text:p>
          </table:table-cell>
          <table:table-cell table:formula="of:=[.B18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h_parstriangularis</text:p>
          </table:table-cell>
          <table:table-cell table:formula="of:=[.B19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h_pericalcarine</text:p>
          </table:table-cell>
          <table:table-cell table:formula="of:=[.B20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h_postcentral</text:p>
          </table:table-cell>
          <table:table-cell table:formula="of:=[.B21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h_posteriorcingulate</text:p>
          </table:table-cell>
          <table:table-cell table:formula="of:=[.B22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h_precentral</text:p>
          </table:table-cell>
          <table:table-cell table:formula="of:=[.B23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h_precuneus</text:p>
          </table:table-cell>
          <table:table-cell table:formula="of:=[.B24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h_rostralanteriorcingulate</text:p>
          </table:table-cell>
          <table:table-cell table:formula="of:=[.B25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h_rostralmiddlefrontal</text:p>
          </table:table-cell>
          <table:table-cell table:formula="of:=[.B26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h_superiorfrontal</text:p>
          </table:table-cell>
          <table:table-cell table:formula="of:=[.B27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h_superiorparietal</text:p>
          </table:table-cell>
          <table:table-cell table:formula="of:=[.B28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h_superiortemporal</text:p>
          </table:table-cell>
          <table:table-cell table:formula="of:=[.B29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h_supramarginal</text:p>
          </table:table-cell>
          <table:table-cell table:formula="of:=[.B30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h_frontalpole</text:p>
          </table:table-cell>
          <table:table-cell table:formula="of:=[.B31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h_temporalpole</text:p>
          </table:table-cell>
          <table:table-cell table:formula="of:=[.B32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h_transversetemporal</text:p>
          </table:table-cell>
          <table:table-cell table:formula="of:=[.B33]+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h_insula</text:p>
          </table:table-cell>
          <table:table-cell table:formula="of:=[.B34]+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h_MeanThickness</text:p>
          </table:table-cell>
          <table:table-cell table:formula="of:=[.B35]+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h_bankssts</text:p>
          </table:table-cell>
          <table:table-cell table:formula="of:=[.B36]+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h_caudalanteriorcingulate</text:p>
          </table:table-cell>
          <table:table-cell table:formula="of:=[.B37]+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h_caudalmiddlefrontal</text:p>
          </table:table-cell>
          <table:table-cell table:formula="of:=[.B38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h_cuneus</text:p>
          </table:table-cell>
          <table:table-cell table:formula="of:=[.B39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h_entorhinal</text:p>
          </table:table-cell>
          <table:table-cell table:formula="of:=[.B40]+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h_fusiform</text:p>
          </table:table-cell>
          <table:table-cell table:formula="of:=[.B41]+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h_inferiorparietal</text:p>
          </table:table-cell>
          <table:table-cell table:formula="of:=[.B42]+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h_inferiortemporal</text:p>
          </table:table-cell>
          <table:table-cell table:formula="of:=[.B43]+1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h_isthmuscingulate</text:p>
          </table:table-cell>
          <table:table-cell table:formula="of:=[.B44]+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h_lateraloccipital</text:p>
          </table:table-cell>
          <table:table-cell table:formula="of:=[.B45]+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h_lateralorbitofrontal</text:p>
          </table:table-cell>
          <table:table-cell table:formula="of:=[.B46]+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h_lingual</text:p>
          </table:table-cell>
          <table:table-cell table:formula="of:=[.B47]+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h_medialorbitofrontal</text:p>
          </table:table-cell>
          <table:table-cell table:formula="of:=[.B48]+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h_middletemporal</text:p>
          </table:table-cell>
          <table:table-cell table:formula="of:=[.B49]+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h_parahippocampal</text:p>
          </table:table-cell>
          <table:table-cell table:formula="of:=[.B50]+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h_paracentral</text:p>
          </table:table-cell>
          <table:table-cell table:formula="of:=[.B51]+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h_parsopercularis</text:p>
          </table:table-cell>
          <table:table-cell table:formula="of:=[.B52]+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h_parsorbitalis</text:p>
          </table:table-cell>
          <table:table-cell table:formula="of:=[.B53]+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h_parstriangularis</text:p>
          </table:table-cell>
          <table:table-cell table:formula="of:=[.B54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h_pericalcarine</text:p>
          </table:table-cell>
          <table:table-cell table:formula="of:=[.B55]+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h_postcentral</text:p>
          </table:table-cell>
          <table:table-cell table:formula="of:=[.B56]+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h_posteriorcingulate</text:p>
          </table:table-cell>
          <table:table-cell table:formula="of:=[.B57]+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h_precentral</text:p>
          </table:table-cell>
          <table:table-cell table:formula="of:=[.B58]+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h_precuneus</text:p>
          </table:table-cell>
          <table:table-cell table:formula="of:=[.B59]+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h_rostralanteriorcingulate</text:p>
          </table:table-cell>
          <table:table-cell table:formula="of:=[.B60]+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h_rostralmiddlefrontal</text:p>
          </table:table-cell>
          <table:table-cell table:formula="of:=[.B61]+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h_superiorfrontal</text:p>
          </table:table-cell>
          <table:table-cell table:formula="of:=[.B62]+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h_superiorparietal</text:p>
          </table:table-cell>
          <table:table-cell table:formula="of:=[.B63]+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_superiortemporal</text:p>
          </table:table-cell>
          <table:table-cell table:formula="of:=[.B64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_supramarginal</text:p>
          </table:table-cell>
          <table:table-cell table:formula="of:=[.B65]+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h_frontalpole</text:p>
          </table:table-cell>
          <table:table-cell table:formula="of:=[.B66]+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h_temporalpole</text:p>
          </table:table-cell>
          <table:table-cell table:formula="of:=[.B67]+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h_transversetemporal</text:p>
          </table:table-cell>
          <table:table-cell table:formula="of:=[.B68]+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h_insula</text:p>
          </table:table-cell>
          <table:table-cell table:formula="of:=[.B69]+1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h_MeanThickness</text:p>
          </table:table-cell>
          <table:table-cell table:formula="of:=[.B70]+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otal_bankssts</text:p>
          </table:table-cell>
          <table:table-cell table:formula="of:=[.B71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otal_caudalanteriorcingulate</text:p>
          </table:table-cell>
          <table:table-cell table:formula="of:=[.B72]+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_caudalmiddlefrontal</text:p>
          </table:table-cell>
          <table:table-cell table:formula="of:=[.B73]+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otal_cuneus</text:p>
          </table:table-cell>
          <table:table-cell table:formula="of:=[.B74]+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otal_entorhinal</text:p>
          </table:table-cell>
          <table:table-cell table:formula="of:=[.B75]+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_fusiform</text:p>
          </table:table-cell>
          <table:table-cell table:formula="of:=[.B76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otal_inferiorparietal</text:p>
          </table:table-cell>
          <table:table-cell table:formula="of:=[.B77]+1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tal_inferiortemporal</text:p>
          </table:table-cell>
          <table:table-cell table:formula="of:=[.B78]+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tal_isthmuscingulate</text:p>
          </table:table-cell>
          <table:table-cell table:formula="of:=[.B79]+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tal_lateraloccipital</text:p>
          </table:table-cell>
          <table:table-cell table:formula="of:=[.B80]+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tal_lateralorbitofrontal</text:p>
          </table:table-cell>
          <table:table-cell table:formula="of:=[.B81]+1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_lingual</text:p>
          </table:table-cell>
          <table:table-cell table:formula="of:=[.B82]+1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otal_medialorbitofrontal</text:p>
          </table:table-cell>
          <table:table-cell table:formula="of:=[.B83]+1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tal_middletemporal</text:p>
          </table:table-cell>
          <table:table-cell table:formula="of:=[.B84]+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_parahippocampal</text:p>
          </table:table-cell>
          <table:table-cell table:formula="of:=[.B85]+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otal_paracentral</text:p>
          </table:table-cell>
          <table:table-cell table:formula="of:=[.B86]+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otal_parsopercularis</text:p>
          </table:table-cell>
          <table:table-cell table:formula="of:=[.B87]+1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_parsorbitalis</text:p>
          </table:table-cell>
          <table:table-cell table:formula="of:=[.B88]+1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tal_parstriangularis</text:p>
          </table:table-cell>
          <table:table-cell table:formula="of:=[.B89]+1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tal_pericalcarine</text:p>
          </table:table-cell>
          <table:table-cell table:formula="of:=[.B90]+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tal_postcentral</text:p>
          </table:table-cell>
          <table:table-cell table:formula="of:=[.B91]+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tal_posteriorcingulate</text:p>
          </table:table-cell>
          <table:table-cell table:formula="of:=[.B92]+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otal_precentral</text:p>
          </table:table-cell>
          <table:table-cell table:formula="of:=[.B93]+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_precuneus</text:p>
          </table:table-cell>
          <table:table-cell table:formula="of:=[.B94]+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otal_rostralanteriorcingulate</text:p>
          </table:table-cell>
          <table:table-cell table:formula="of:=[.B95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tal_rostralmiddlefrontal</text:p>
          </table:table-cell>
          <table:table-cell table:formula="of:=[.B96]+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_superiorfrontal</text:p>
          </table:table-cell>
          <table:table-cell table:formula="of:=[.B97]+1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otal_superiorparietal</text:p>
          </table:table-cell>
          <table:table-cell table:formula="of:=[.B98]+1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otal_superiortemporal</text:p>
          </table:table-cell>
          <table:table-cell table:formula="of:=[.B99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_supramarginal</text:p>
          </table:table-cell>
          <table:table-cell table:formula="of:=[.B100]+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_frontalpole</text:p>
          </table:table-cell>
          <table:table-cell table:formula="of:=[.B101]+1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otal_temporalpole</text:p>
          </table:table-cell>
          <table:table-cell table:formula="of:=[.B102]+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otal_transversetemporal</text:p>
          </table:table-cell>
          <table:table-cell table:formula="of:=[.B103]+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otal_insula</text:p>
          </table:table-cell>
          <table:table-cell table:formula="of:=[.B104]+1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otal_MeanThickness</text:p>
          </table:table-cell>
          <table:table-cell table:formula="of:=[.B105]+1" office:value-type="float" office:value="105" calcext:value-type="float">
            <text:p>105</text:p>
          </table:table-cell>
        </table:table-row>
        <table:table-row table:style-name="ro1" table:number-rows-repeated="10484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dis fenotip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rh_bankssts_thickness</text:p>
          </table:table-cell>
          <table:table-cell office:value-type="string" calcext:value-type="string">
            <text:p>rh_caudalanteriorcingulate_thickness</text:p>
          </table:table-cell>
          <table:table-cell office:value-type="string" calcext:value-type="string">
            <text:p>rh_caudalmiddlefrontal_thickness</text:p>
          </table:table-cell>
          <table:table-cell office:value-type="string" calcext:value-type="string">
            <text:p>rh_cuneus_thickness</text:p>
          </table:table-cell>
          <table:table-cell office:value-type="string" calcext:value-type="string">
            <text:p>rh_entorhinal_thickness</text:p>
          </table:table-cell>
          <table:table-cell office:value-type="string" calcext:value-type="string">
            <text:p>rh_fusiform_thickness</text:p>
          </table:table-cell>
          <table:table-cell office:value-type="string" calcext:value-type="string">
            <text:p>rh_inferiorparietal_thickness</text:p>
          </table:table-cell>
          <table:table-cell office:value-type="string" calcext:value-type="string">
            <text:p>rh_inferiortemporal_thickness</text:p>
          </table:table-cell>
          <table:table-cell office:value-type="string" calcext:value-type="string">
            <text:p>rh_isthmuscingulate_thickness</text:p>
          </table:table-cell>
          <table:table-cell office:value-type="string" calcext:value-type="string">
            <text:p>rh_lateraloccipital_thickness</text:p>
          </table:table-cell>
          <table:table-cell office:value-type="string" calcext:value-type="string">
            <text:p>rh_lateralorbitofrontal_thickness</text:p>
          </table:table-cell>
          <table:table-cell office:value-type="string" calcext:value-type="string">
            <text:p>rh_lingual_thickness</text:p>
          </table:table-cell>
          <table:table-cell office:value-type="string" calcext:value-type="string">
            <text:p>rh_medialorbitofrontal_thickness</text:p>
          </table:table-cell>
          <table:table-cell office:value-type="string" calcext:value-type="string">
            <text:p>rh_middletemporal_thickness</text:p>
          </table:table-cell>
          <table:table-cell office:value-type="string" calcext:value-type="string">
            <text:p>rh_parahippocampal_thickness</text:p>
          </table:table-cell>
          <table:table-cell office:value-type="string" calcext:value-type="string">
            <text:p>rh_paracentral_thickness</text:p>
          </table:table-cell>
          <table:table-cell office:value-type="string" calcext:value-type="string">
            <text:p>rh_parsopercularis_thickness</text:p>
          </table:table-cell>
          <table:table-cell office:value-type="string" calcext:value-type="string">
            <text:p>rh_parsorbitalis_thickness</text:p>
          </table:table-cell>
          <table:table-cell office:value-type="string" calcext:value-type="string">
            <text:p>rh_parstriangularis_thickness</text:p>
          </table:table-cell>
          <table:table-cell office:value-type="string" calcext:value-type="string">
            <text:p>rh_pericalcarine_thickness</text:p>
          </table:table-cell>
          <table:table-cell office:value-type="string" calcext:value-type="string">
            <text:p>rh_postcentral_thickness</text:p>
          </table:table-cell>
          <table:table-cell office:value-type="string" calcext:value-type="string">
            <text:p>rh_posteriorcingulate_thickness</text:p>
          </table:table-cell>
          <table:table-cell office:value-type="string" calcext:value-type="string">
            <text:p>rh_precentral_thickness</text:p>
          </table:table-cell>
          <table:table-cell office:value-type="string" calcext:value-type="string">
            <text:p>rh_precuneus_thickness</text:p>
          </table:table-cell>
          <table:table-cell office:value-type="string" calcext:value-type="string">
            <text:p>rh_rostralanteriorcingulate_thickness</text:p>
          </table:table-cell>
          <table:table-cell office:value-type="string" calcext:value-type="string">
            <text:p>rh_rostralmiddlefrontal_thickness</text:p>
          </table:table-cell>
          <table:table-cell office:value-type="string" calcext:value-type="string">
            <text:p>rh_superiorfrontal_thickness</text:p>
          </table:table-cell>
          <table:table-cell office:value-type="string" calcext:value-type="string">
            <text:p>rh_superiorparietal_thickness</text:p>
          </table:table-cell>
          <table:table-cell office:value-type="string" calcext:value-type="string">
            <text:p>rh_superiortemporal_thickness</text:p>
          </table:table-cell>
          <table:table-cell office:value-type="string" calcext:value-type="string">
            <text:p>rh_supramarginal_thickness</text:p>
          </table:table-cell>
          <table:table-cell office:value-type="string" calcext:value-type="string">
            <text:p>rh_frontalpole_thickness</text:p>
          </table:table-cell>
          <table:table-cell office:value-type="string" calcext:value-type="string">
            <text:p>rh_temporalpole_thickness</text:p>
          </table:table-cell>
          <table:table-cell office:value-type="string" calcext:value-type="string">
            <text:p>rh_transversetemporal_thickness</text:p>
          </table:table-cell>
          <table:table-cell office:value-type="string" calcext:value-type="string">
            <text:p>rh_insula_thickness</text:p>
          </table:table-cell>
          <table:table-cell office:value-type="string" calcext:value-type="string">
            <text:p>rh_MeanThickness_thickness</text:p>
          </table:table-cell>
          <table:table-cell office:value-type="string" calcext:value-type="string">
            <text:p>lh_bankssts_thickness</text:p>
          </table:table-cell>
          <table:table-cell office:value-type="string" calcext:value-type="string">
            <text:p>lh_caudalanteriorcingulate_thickness</text:p>
          </table:table-cell>
          <table:table-cell office:value-type="string" calcext:value-type="string">
            <text:p>lh_caudalmiddlefrontal_thickness</text:p>
          </table:table-cell>
          <table:table-cell office:value-type="string" calcext:value-type="string">
            <text:p>lh_cuneus_thickness</text:p>
          </table:table-cell>
          <table:table-cell office:value-type="string" calcext:value-type="string">
            <text:p>lh_entorhinal_thickness</text:p>
          </table:table-cell>
          <table:table-cell office:value-type="string" calcext:value-type="string">
            <text:p>lh_fusiform_thickness</text:p>
          </table:table-cell>
          <table:table-cell office:value-type="string" calcext:value-type="string">
            <text:p>lh_inferiorparietal_thickness</text:p>
          </table:table-cell>
          <table:table-cell office:value-type="string" calcext:value-type="string">
            <text:p>lh_inferiortemporal_thickness</text:p>
          </table:table-cell>
          <table:table-cell office:value-type="string" calcext:value-type="string">
            <text:p>lh_isthmuscingulate_thickness</text:p>
          </table:table-cell>
          <table:table-cell office:value-type="string" calcext:value-type="string">
            <text:p>lh_lateraloccipital_thickness</text:p>
          </table:table-cell>
          <table:table-cell office:value-type="string" calcext:value-type="string">
            <text:p>lh_lateralorbitofrontal_thickness</text:p>
          </table:table-cell>
          <table:table-cell office:value-type="string" calcext:value-type="string">
            <text:p>lh_lingual_thickness</text:p>
          </table:table-cell>
          <table:table-cell office:value-type="string" calcext:value-type="string">
            <text:p>lh_medialorbitofrontal_thickness</text:p>
          </table:table-cell>
          <table:table-cell office:value-type="string" calcext:value-type="string">
            <text:p>lh_middletemporal_thickness</text:p>
          </table:table-cell>
          <table:table-cell office:value-type="string" calcext:value-type="string">
            <text:p>lh_parahippocampal_thickness</text:p>
          </table:table-cell>
          <table:table-cell office:value-type="string" calcext:value-type="string">
            <text:p>lh_paracentral_thickness</text:p>
          </table:table-cell>
          <table:table-cell office:value-type="string" calcext:value-type="string">
            <text:p>lh_parsopercularis_thickness</text:p>
          </table:table-cell>
          <table:table-cell office:value-type="string" calcext:value-type="string">
            <text:p>lh_parsorbitalis_thickness</text:p>
          </table:table-cell>
          <table:table-cell office:value-type="string" calcext:value-type="string">
            <text:p>lh_parstriangularis_thickness</text:p>
          </table:table-cell>
          <table:table-cell office:value-type="string" calcext:value-type="string">
            <text:p>lh_pericalcarine_thickness</text:p>
          </table:table-cell>
          <table:table-cell office:value-type="string" calcext:value-type="string">
            <text:p>lh_postcentral_thickness</text:p>
          </table:table-cell>
          <table:table-cell office:value-type="string" calcext:value-type="string">
            <text:p>lh_posteriorcingulate_thickness</text:p>
          </table:table-cell>
          <table:table-cell office:value-type="string" calcext:value-type="string">
            <text:p>lh_precentral_thickness</text:p>
          </table:table-cell>
          <table:table-cell office:value-type="string" calcext:value-type="string">
            <text:p>lh_precuneus_thickness</text:p>
          </table:table-cell>
          <table:table-cell office:value-type="string" calcext:value-type="string">
            <text:p>lh_rostralanteriorcingulate_thickness</text:p>
          </table:table-cell>
          <table:table-cell office:value-type="string" calcext:value-type="string">
            <text:p>lh_rostralmiddlefrontal_thickness</text:p>
          </table:table-cell>
          <table:table-cell office:value-type="string" calcext:value-type="string">
            <text:p>lh_superiorfrontal_thickness</text:p>
          </table:table-cell>
          <table:table-cell office:value-type="string" calcext:value-type="string">
            <text:p>lh_superiorparietal_thickness</text:p>
          </table:table-cell>
          <table:table-cell office:value-type="string" calcext:value-type="string">
            <text:p>lh_superiortemporal_thickness</text:p>
          </table:table-cell>
          <table:table-cell office:value-type="string" calcext:value-type="string">
            <text:p>lh_supramarginal_thickness</text:p>
          </table:table-cell>
          <table:table-cell office:value-type="string" calcext:value-type="string">
            <text:p>lh_frontalpole_thickness</text:p>
          </table:table-cell>
          <table:table-cell office:value-type="string" calcext:value-type="string">
            <text:p>lh_temporalpole_thickness</text:p>
          </table:table-cell>
          <table:table-cell office:value-type="string" calcext:value-type="string">
            <text:p>lh_transversetemporal_thickness</text:p>
          </table:table-cell>
          <table:table-cell office:value-type="string" calcext:value-type="string">
            <text:p>lh_insula_thickness</text:p>
          </table:table-cell>
          <table:table-cell office:value-type="string" calcext:value-type="string">
            <text:p>lh_MeanThickness_thickness</text:p>
          </table:table-cell>
          <table:table-cell office:value-type="string" calcext:value-type="string">
            <text:p>total_bankssts_thickness</text:p>
          </table:table-cell>
          <table:table-cell office:value-type="string" calcext:value-type="string">
            <text:p>total_caudalanteriorcingulate_thickness</text:p>
          </table:table-cell>
          <table:table-cell office:value-type="string" calcext:value-type="string">
            <text:p>total_caudalmiddlefrontal_thickness</text:p>
          </table:table-cell>
          <table:table-cell office:value-type="string" calcext:value-type="string">
            <text:p>total_cuneus_thickness</text:p>
          </table:table-cell>
          <table:table-cell office:value-type="string" calcext:value-type="string">
            <text:p>total_entorhinal_thickness</text:p>
          </table:table-cell>
          <table:table-cell office:value-type="string" calcext:value-type="string">
            <text:p>total_fusiform_thickness</text:p>
          </table:table-cell>
          <table:table-cell office:value-type="string" calcext:value-type="string">
            <text:p>total_inferiorparietal_thickness</text:p>
          </table:table-cell>
          <table:table-cell office:value-type="string" calcext:value-type="string">
            <text:p>total_inferiortemporal_thickness</text:p>
          </table:table-cell>
          <table:table-cell office:value-type="string" calcext:value-type="string">
            <text:p>total_isthmuscingulate_thickness</text:p>
          </table:table-cell>
          <table:table-cell office:value-type="string" calcext:value-type="string">
            <text:p>total_lateraloccipital_thickness</text:p>
          </table:table-cell>
          <table:table-cell office:value-type="string" calcext:value-type="string">
            <text:p>total_lateralorbitofrontal_thickness</text:p>
          </table:table-cell>
          <table:table-cell office:value-type="string" calcext:value-type="string">
            <text:p>total_lingual_thickness</text:p>
          </table:table-cell>
          <table:table-cell office:value-type="string" calcext:value-type="string">
            <text:p>total_medialorbitofrontal_thickness</text:p>
          </table:table-cell>
          <table:table-cell office:value-type="string" calcext:value-type="string">
            <text:p>total_middletemporal_thickness</text:p>
          </table:table-cell>
          <table:table-cell office:value-type="string" calcext:value-type="string">
            <text:p>total_parahippocampal_thickness</text:p>
          </table:table-cell>
          <table:table-cell office:value-type="string" calcext:value-type="string">
            <text:p>total_paracentral_thickness</text:p>
          </table:table-cell>
          <table:table-cell office:value-type="string" calcext:value-type="string">
            <text:p>total_parsopercularis_thickness</text:p>
          </table:table-cell>
          <table:table-cell office:value-type="string" calcext:value-type="string">
            <text:p>total_parsorbitalis_thickness</text:p>
          </table:table-cell>
          <table:table-cell office:value-type="string" calcext:value-type="string">
            <text:p>total_parstriangularis_thickness</text:p>
          </table:table-cell>
          <table:table-cell office:value-type="string" calcext:value-type="string">
            <text:p>total_pericalcarine_thickness</text:p>
          </table:table-cell>
          <table:table-cell office:value-type="string" calcext:value-type="string">
            <text:p>total_postcentral_thickness</text:p>
          </table:table-cell>
          <table:table-cell office:value-type="string" calcext:value-type="string">
            <text:p>total_posteriorcingulate_thickness</text:p>
          </table:table-cell>
          <table:table-cell office:value-type="string" calcext:value-type="string">
            <text:p>total_precentral_thickness</text:p>
          </table:table-cell>
          <table:table-cell office:value-type="string" calcext:value-type="string">
            <text:p>total_precuneus_thickness</text:p>
          </table:table-cell>
          <table:table-cell office:value-type="string" calcext:value-type="string">
            <text:p>total_rostralanteriorcingulate_thickness</text:p>
          </table:table-cell>
          <table:table-cell office:value-type="string" calcext:value-type="string">
            <text:p>total_rostralmiddlefrontal_thickness</text:p>
          </table:table-cell>
          <table:table-cell office:value-type="string" calcext:value-type="string">
            <text:p>total_superiorfrontal_thickness</text:p>
          </table:table-cell>
          <table:table-cell office:value-type="string" calcext:value-type="string">
            <text:p>total_superiorparietal_thickness</text:p>
          </table:table-cell>
          <table:table-cell office:value-type="string" calcext:value-type="string">
            <text:p>total_superiortemporal_thickness</text:p>
          </table:table-cell>
          <table:table-cell office:value-type="string" calcext:value-type="string">
            <text:p>total_supramarginal_thickness</text:p>
          </table:table-cell>
          <table:table-cell office:value-type="string" calcext:value-type="string">
            <text:p>total_frontalpole_thickness</text:p>
          </table:table-cell>
          <table:table-cell office:value-type="string" calcext:value-type="string">
            <text:p>total_temporalpole_thickness</text:p>
          </table:table-cell>
          <table:table-cell office:value-type="string" calcext:value-type="string">
            <text:p>total_transversetemporal_thickness</text:p>
          </table:table-cell>
          <table:table-cell office:value-type="string" calcext:value-type="string">
            <text:p>total_insula_thickness</text:p>
          </table:table-cell>
          <table:table-cell office:value-type="string" calcext:value-type="string">
            <text:p>total_MeanThickness_thickness</text:p>
          </table:table-cell>
          <table:table-cell table:number-columns-repeated="9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9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ignificació &lt; 0.01'.A4:'Significació &lt; 0.01'.G1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2:56:53.133261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20:41.350244704</meta:creation-date>
    <dc:date>2020-05-25T18:45:41.185176268</dc:date>
    <meta:editing-duration>PT7H43M16S</meta:editing-duration>
    <meta:editing-cycles>18</meta:editing-cycles>
    <meta:generator>LibreOffice/6.0.7.3$Linux_X86_64 LibreOffice_project/00m0$Build-3</meta:generator>
    <meta:document-statistic meta:table-count="3" meta:cell-count="496" meta:object-count="0"/>
  </office:meta>
</office:document-meta>
</file>